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sans-serif"/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language="ru" fo:country="RU"/>
    </style:style>
    <style:style style:name="P4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5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6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ротеев Кирилл, отчет.</text:p>
      <text:p text:style-name="P1"/>
      <text:list xml:id="list354149828080661750" text:style-name="L1">
        <text:list-item>
          <text:p text:style-name="P3">Установлена программа Vmware Workstation 10.</text:p>
        </text:list-item>
        <text:list-item>
          <text:p text:style-name="P3">Скачан образ ОС <text:span text:style-name="T1">CentOS </text:span>версии <text:span text:style-name="T1">minimal iso </text:span>с официального сайта <text:span text:style-name="T1">centos.org.</text:span></text:p>
        </text:list-item>
        <text:list-item>
          <text:p text:style-name="P3">В Vmware создана новая виртуальная машина. При установке указан путь к скачанному образу ОС. В пункте выбора операционной системы выбрана Linux, версия CentOS 64-bit.</text:p>
        </text:list-item>
        <text:list-item>
          <text:p text:style-name="P3">После создания виртуалки, она была запущена и установлена. Установлена сеть. После перезагрузки ОС виртуальной машины, она готова к работе.</text:p>
        </text:list-item>
        <text:list-item>
          <text:p text:style-name="P3">Чтобы работать в <text:span text:style-name="T1">Linux, </text:span>лучше всего заходить с привилегиями <text:span text:style-name="T1">root'</text:span>а, так как для него доступны те команды, которые не доступны обычному пользователю. Чтобы зайти с привилегиями <text:span text:style-name="T1">root'</text:span>а, нужно сначала зайти как обычный пользователь(введя свои логин и пароль), а затем, с помощью команды <text:span text:style-name="T1">su </text:span>зайти как суперпользователь(также введя свой пароль от <text:span text:style-name="T1">root'</text:span>а, указанный при установки самого <text:span text:style-name="T1">Linux</text:span>).</text:p>
        </text:list-item>
        <text:list-item>
          <text:p text:style-name="P2"><text:span text:style-name="T5">Команда </text:span><text:span text:style-name="T2">power off</text:span><text:span text:style-name="T5">.</text:span></text:p>
          <text:p text:style-name="P3">Данная команда завершает работу системы и выключает ее питание.</text:p>
        </text:list-item>
        <text:list-item>
          <text:p text:style-name="P4">Команда <text:span text:style-name="T1">reboot.</text:span></text:p>
          <text:p text:style-name="P4"><text:span text:style-name="T7">Команда </text:span><text:span text:style-name="T3">reboot </text:span><text:span text:style-name="T7">выполняет все необходимые операции для остановки системы, эта команда может быть вызвана командой </text:span><text:span text:style-name="T3">shutdown -r, </text:span><text:span text:style-name="T7">но не может использоваться отдельно. Данная команда записывает в журнал логов время остановки системы, уничтожает незавершенные процессы, выполняет системный вызов </text:span><text:span text:style-name="T3">syns, </text:span><text:span text:style-name="T7">ждет завершения записи на диск, а только после этого прекращает работу ядра и перезагружает систему </text:span><text:span text:style-name="T3">Linux.</text:span></text:p>
        </text:list-item>
        <text:list-item>
          <text:p text:style-name="P4">Команда D<text:span text:style-name="T1">IR.</text:span></text:p>
          <text:p text:style-name="P5">Выводит список файлов и подкаталогов, находящихся в заданном каталоге. Если команда задается без параметров, то выводится метка диска и его номер, имена файлов и каталогов (по одному на строку), включая расширения, а также дату и время их последней модификации. После этого выводит число файлов в каталоге. Общий объем (в байтах), занимаемый файлами, и объем свободного пространства на диске.</text:p>
        </text:list-item>
        <text:list-item>
          <text:p text:style-name="P4">Команда <text:span text:style-name="T1">mkdir.</text:span></text:p>
          <text:p text:style-name="P5">Эта команда для создания новых каталогов.</text:p>
          <text:p text:style-name="P6">$ mkdir <text:span text:style-name="T4">имя_каталога — один каталог;</text:span></text:p>
          <text:p text:style-name="P6">$ mkdir <text:span text:style-name="T4">имя_каталога1 имя_каталога2 имя_каталога3 — несколько каталогов.</text:span></text:p>
        </text:list-item>
        <text:list-item>
          <text:p text:style-name="P7"><text:span text:style-name="T4">Команда </text:span>rmdir.</text:p>
          <text:p text:style-name="P4"><text:span text:style-name="T7">Команда для удаления каталогов из файловой системы.</text:span></text:p>
          <text:p text:style-name="P7"><text:span text:style-name="T7">$ rmdir </text:span><text:span text:style-name="T6">имя_директория.</text:span></text:p>
        </text:list-item>
        <text:list-item>
          <text:p text:style-name="P2"><text:span text:style-name="T4">Установлен текстовый редактор </text:span><text:span text:style-name="T1">nano </text:span><text:span text:style-name="T4">как показано на слайде, с помощью команды </text:span><text:span text:style-name="T1">yum install nano</text:span><text:span text:style-name="T4"> (1). </text:span><text:span text:style-name="T1">[nano - </text:span><text:span text:style-name="T4">консольный текстовый редактор для </text:span><text:span text:style-name="T1">UNIX </text:span><text:span text:style-name="T4">и </text:span><text:span text:style-name="T1">Unix</text:span><text:span text:style-name="T4">-подобных операционных систем, основанный на библиотеке </text:span><text:span text:style-name="T1">curses </text:span><text:span text:style-name="T4">и распространенный под лицензией </text:span><text:span text:style-name="T1">GNU GPL].</text:span></text:p>
        </text:list-item>
        <text:list-item>
          <text:p text:style-name="P3">Установлен текстовый браузер <text:span text:style-name="T1">elinks, </text:span>с помощью команды <text:span text:style-name="T1">yum install elinks, </text:span>как показано на слайде (2). <text:span text:style-name="T1">[elinks – </text:span>текстовый браузер, поддерживающий таблицы, фреймы, цветовую палитру 16, 88 или 256 цветов, <text:span text:style-name="T1">HTTP, HTTPS, FTP, proxy, cookies, </text:span>фоновые загрузки с оповещением об окончании загрузки, пользовательские протоколы:<text:span text:style-name="T1">IRC, mailto, </text:span>а также <text:span text:style-name="T1">NNTP </text:span>и <text:span text:style-name="T1">Gopher].</text:span></text:p>
        </text:list-item>
        <text:list-item>
          <text:p text:style-name="P3">Установлен файловый менеджер <text:span text:style-name="T1">mc, </text:span>с помощью команды <text:span text:style-name="T1">yum install mc, </text:span>как показано на слайде (3). <text:span text:style-name="T1">[Midnight Commander(mc) – </text:span>один из файловых менеджеров с текстовым интерфейсом типа <text:span text:style-name="T1">Norton Commander </text:span>для <text:span text:style-name="T1">UNIX</text:span>-подобных операционных систем, а также <text:span text:style-name="T1">Microsoft Windows </text:span>и <text:span text:style-name="T1">Windows NT, OS/2, Mac OS X </text:span>(но не <text:span text:style-name="T1">Mac OS 9)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sans-serif"/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17:55:56.01</meta:creation-date>
    <dc:date>2015-07-01T16:58:02.56</dc:date>
    <meta:editing-duration>PT51M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2" meta:word-count="426" meta:character-count="2934"/>
  </office:meta>
</office:document-meta>
</file>